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notes">
      <style:graphic-properties draw:fill-color="#ffffff" draw:auto-grow-height="true" fo:min-height="18.4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3999996185303pt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Java Code Quality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Alfredo Bello</text:p>
            <text:p>Software Developer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ven</text:p>
              </text:list-item>
              <text:list-item>
                <text:p>Checkstyle</text:p>
              </text:list-item>
              <text:list-item>
                <text:p>FindBugs</text:p>
              </text:list-item>
              <text:list-item>
                <text:p>PMD</text:p>
              </text:list-item>
              <text:list-item>
                <text:p>SonarQub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aven Intro</text:p>
          </draw:text-box>
        </draw:frame>
        <draw:frame presentation:style-name="pr7" draw:layer="layout" svg:width="25.199cm" svg:height="12.179cm" svg:x="1.524cm" svg:y="4.839cm" presentation:class="outline" presentation:user-transformed="true">
          <draw:text-box>
            <text:list text:style-name="L2">
              <text:list-item>
                <text:p>Maven is a build automation tool used primarily for Java projects.</text:p>
              </text:list-item>
              <text:list-item>
                <text:p>XML</text:p>
              </text:list-item>
              <text:list-item>
                <text:p>Dependencies</text:p>
              </text:list-item>
              <text:list-item>
                <text:p>Plug i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Compilation tool</text:p>
              <text:p>Requires java</text:p>
              <text:p>Help to manage dependendies</text:p>
              <text:p/>
            </draw:text-box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aven Phas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1">validate </text:span></text:p>
              </text:list-item>
              <text:list-item>
                <text:p>compile </text:p>
              </text:list-item>
              <text:list-item>
                <text:p>test </text:p>
              </text:list-item>
              <text:list-item>
                <text:p><text:span text:style-name="T1">package</text:span></text:p>
              </text:list-item>
              <text:list-item>
                <text:p><text:span text:style-name="T1">verify</text:span></text:p>
              </text:list-item>
              <text:list-item>
                <text:p>install</text:p>
              </text:list-item>
              <text:list-item>
                <text:p>deplo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text-style-name="P1" draw:layer="layout" svg:width="17.271cm" svg:height="18.429cm" svg:x="2.159cm" svg:y="13.271cm" presentation:class="notes" presentation:user-transformed="true">
            <draw:text-box>
              <text:p>Validate run the program and validate if everything is ok</text:p>
              <text:p/>
              <text:p>Compile juste creates .class for eacht java file</text:p>
              <text:p/>
              <text:p>Test runs the tests</text:p>
              <text:p/>
              <text:p>Package creates the the files .jar .war or .ear</text:p>
              <text:p/>
              <text:p>Verify</text:p>
              <text:p/>
              <text:p>Install takes the jar and put it on local repo</text:p>
              <text:p/>
              <text:p>Deploy </text:p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hecksty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Maven Plug in</text:p>
              </text:list-item>
              <text:list-item>
                <text:p>Rules</text:p>
              </text:list-item>
              <text:list-item>
                <text:p>XM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Helps to code format</text:p>
              <text:p>Magic numbers</text:p>
              <text:p>Hard coding</text:p>
              <text:p>Correct javadocs</text:p>
              <text:p/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indbug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Maven plug in</text:p>
              </text:list-item>
              <text:list-item>
                <text:p>Desktop app</text:p>
              </text:list-item>
              <text:list-item>
                <text:p>Open source</text:p>
              </text:list-item>
              <text:list-item>
                <text:p>University of Marylan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tatic analysis</text:p>
              <text:p>Review compiled code</text:p>
              <text:p>Unused variables</text:p>
              <text:p>Repeated code</text:p>
              <text:p>Empty catch blocks</text:p>
              <text:p>Unnecessary object creations</text:p>
              <text:p>Proguard</text:p>
              <text:p>Optimizer bytecode</text:p>
              <text:p>ofuscating</text:p>
            </draw:text-box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M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ven Plug in</text:p>
              </text:list-item>
              <text:list-item>
                <text:p>Code analyzer</text:p>
              </text:list-item>
              <text:list-item>
                <text:p>CP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ere to use 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ew projects</text:p>
              </text:list-item>
              <text:list-item>
                <text:p>Small/large projects</text:p>
              </text:list-item>
              <text:list-item>
                <text:p>Continuous integration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onarQub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erver</text:p>
              </text:list-item>
              <text:list-item>
                <text:p>Code smell</text:p>
              </text:list-item>
              <text:list-item>
                <text:p>Vulnerabilities</text:p>
              </text:list-item>
              <text:list-item>
                <text:p>Bugs</text:p>
              </text:list-item>
              <text:list-item>
                <text:p>Java, javascript, c#, c/c++ and python</text:p>
              </text:list-item>
              <text:list-item>
                <text:p>Everything in one pl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9:09:59.135306158</meta:creation-date>
    <dc:date>2017-06-14T12:01:08.441531034</dc:date>
    <meta:editing-duration>PT6H9M43S</meta:editing-duration>
    <meta:editing-cycles>11</meta:editing-cycles>
    <meta:generator>LibreOffice/5.1.6.2$Linux_X86_64 LibreOffice_project/10m0$Build-2</meta:generator>
    <meta:document-statistic meta:object-count="75"/>
  </office:meta>
</office:document-meta>
</file>